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7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72in"/>
    </style:style>
    <style:style style:name="co8" style:family="table-column">
      <style:table-column-properties fo:break-before="auto" style:column-width="1.1693in"/>
    </style:style>
    <style:style style:name="co9" style:family="table-column">
      <style:table-column-properties fo:break-before="auto" style:column-width="0.2508in"/>
    </style:style>
    <style:style style:name="co10" style:family="table-column">
      <style:table-column-properties fo:break-before="auto" style:column-width="1.1445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0.5264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5346in"/>
    </style:style>
    <style:style style:name="co15" style:family="table-column">
      <style:table-column-properties fo:break-before="auto" style:column-width="0.4756in"/>
    </style:style>
    <style:style style:name="co16" style:family="table-column">
      <style:table-column-properties fo:break-before="auto" style:column-width="0.5429in"/>
    </style:style>
    <style:style style:name="co17" style:family="table-column">
      <style:table-column-properties fo:break-before="auto" style:column-width="0.4839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929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4673in"/>
    </style:style>
    <style:style style:name="co23" style:family="table-column">
      <style:table-column-properties fo:break-before="auto" style:column-width="0.4173in"/>
    </style:style>
    <style:style style:name="co24" style:family="table-column">
      <style:table-column-properties fo:break-before="auto" style:column-width="0.5598in"/>
    </style:style>
    <style:style style:name="co25" style:family="table-column">
      <style:table-column-properties fo:break-before="auto" style:column-width="0.6016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0.5098in"/>
    </style:style>
    <style:style style:name="co28" style:family="table-column">
      <style:table-column-properties fo:break-before="auto" style:column-width="0.3756in"/>
    </style:style>
    <style:style style:name="co29" style:family="table-column">
      <style:table-column-properties fo:break-before="auto" style:column-width="0.4256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1.2618in"/>
    </style:style>
    <style:style style:name="co32" style:family="table-column">
      <style:table-column-properties fo:break-before="auto" style:column-width="0.4508in"/>
    </style:style>
    <style:style style:name="co33" style:family="table-column">
      <style:table-column-properties fo:break-before="auto" style:column-width="0.4591in"/>
    </style:style>
    <style:style style:name="co34" style:family="table-column">
      <style:table-column-properties fo:break-before="auto" style:column-width="0.4008in"/>
    </style:style>
    <style:style style:name="co35" style:family="table-column">
      <style:table-column-properties fo:break-before="auto" style:column-width="0.6846in"/>
    </style:style>
    <style:style style:name="co36" style:family="table-column">
      <style:table-column-properties fo:break-before="auto" style:column-width="0.4339in"/>
    </style:style>
    <style:style style:name="co37" style:family="table-column">
      <style:table-column-properties fo:break-before="auto" style:column-width="0.4425in"/>
    </style:style>
    <style:style style:name="co38" style:family="table-column">
      <style:table-column-properties fo:break-before="auto" style:column-width="0.8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08in" fo:break-before="auto" style:use-optimal-row-height="false"/>
    </style:style>
    <style:style style:name="ro4" style:family="table-row">
      <style:table-row-properties style:row-height="0.3173in" fo:break-before="auto" style:use-optimal-row-height="false"/>
    </style:style>
    <style:style style:name="ro5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1(gen_error) Pleatue</text:p>
          </table:table-cell>
          <table:table-cell office:value-type="string" calcext:value-type="string">
            <text:p>1(gen_error) Converged</text:p>
          </table:table-cell>
          <table:table-cell office:value-type="string" calcext:value-type="string">
            <text:p>1(R11) Pleatue</text:p>
          </table:table-cell>
          <table:table-cell office:value-type="string" calcext:value-type="string">
            <text:p>1(R12) pleatue</text:p>
          </table:table-cell>
          <table:table-cell office:value-type="string" calcext:value-type="string">
            <text:p>1(R_21) peatue</text:p>
          </table:table-cell>
          <table:table-cell office:value-type="string" calcext:value-type="string">
            <text:p>1(R22)pleatue</text:p>
          </table:table-cell>
          <table:table-cell/>
          <table:table-cell office:value-type="string" calcext:value-type="string">
            <text:p>gen_error(conv)</text:p>
          </table:table-cell>
          <table:table-cell office:value-type="string" calcext:value-type="string">
            <text:p>1(R11) Con</text:p>
          </table:table-cell>
          <table:table-cell office:value-type="string" calcext:value-type="string">
            <text:p>1(R12)Con</text:p>
          </table:table-cell>
          <table:table-cell office:value-type="string" calcext:value-type="string">
            <text:p>1(R21)Con</text:p>
          </table:table-cell>
          <table:table-cell office:value-type="string" calcext:value-type="string">
            <text:p>1(R22)Con</text:p>
          </table:table-cell>
          <table:table-cell/>
          <table:table-cell office:value-type="string" calcext:value-type="string">
            <text:p>1.5(gen_error) pleatue</text:p>
          </table:table-cell>
          <table:table-cell office:value-type="string" calcext:value-type="string">
            <text:p>1.5 R_11 Pleatue</text:p>
          </table:table-cell>
          <table:table-cell office:value-type="string" calcext:value-type="string">
            <text:p>1.5R_12 Pleatue</text:p>
          </table:table-cell>
          <table:table-cell office:value-type="string" calcext:value-type="string">
            <text:p>1.5R_21 Pleatue</text:p>
          </table:table-cell>
          <table:table-cell office:value-type="string" calcext:value-type="string">
            <text:p>1.5R_22 Pleatue</text:p>
          </table:table-cell>
          <table:table-cell/>
          <table:table-cell office:value-type="string" calcext:value-type="string">
            <text:p>1.5(gen_error) con</text:p>
          </table:table-cell>
          <table:table-cell office:value-type="string" calcext:value-type="string">
            <text:p>1.5 R_11</text:p>
          </table:table-cell>
          <table:table-cell office:value-type="string" calcext:value-type="string">
            <text:p>1.5 R_12</text:p>
          </table:table-cell>
          <table:table-cell office:value-type="string" calcext:value-type="string">
            <text:p>1.5R_21</text:p>
          </table:table-cell>
          <table:table-cell office:value-type="string" calcext:value-type="string">
            <text:p>1.5R_22</text:p>
          </table:table-cell>
          <table:table-cell/>
          <table:table-cell office:value-type="string" calcext:value-type="string">
            <text:p>2 Gen_Error Pleatue</text:p>
          </table:table-cell>
          <table:table-cell office:value-type="string" calcext:value-type="string">
            <text:p>2 R_11</text:p>
          </table:table-cell>
          <table:table-cell office:value-type="string" calcext:value-type="string">
            <text:p>2 R_12</text:p>
          </table:table-cell>
          <table:table-cell office:value-type="string" calcext:value-type="string">
            <text:p>2 R_21</text:p>
          </table:table-cell>
          <table:table-cell office:value-type="string" calcext:value-type="string">
            <text:p>2 R_22</text:p>
          </table:table-cell>
          <table:table-cell/>
          <table:table-cell office:value-type="string" calcext:value-type="string">
            <text:p>2 Gen_error Cov</text:p>
          </table:table-cell>
          <table:table-cell office:value-type="string" calcext:value-type="string">
            <text:p>2 R_11</text:p>
          </table:table-cell>
          <table:table-cell office:value-type="string" calcext:value-type="string">
            <text:p>2 R_12</text:p>
          </table:table-cell>
          <table:table-cell office:value-type="string" calcext:value-type="string">
            <text:p>2 R_21</text:p>
          </table:table-cell>
          <table:table-cell office:value-type="string" calcext:value-type="string">
            <text:p>2 R_22</text:p>
          </table:table-cell>
          <table:table-cell/>
          <table:table-cell office:value-type="string" calcext:value-type="string">
            <text:p>2.5 Gen_error Pleatue</text:p>
          </table:table-cell>
          <table:table-cell office:value-type="string" calcext:value-type="string">
            <text:p>2.5 R_11</text:p>
          </table:table-cell>
          <table:table-cell office:value-type="string" calcext:value-type="string">
            <text:p>2 .5R_12</text:p>
          </table:table-cell>
          <table:table-cell office:value-type="string" calcext:value-type="string">
            <text:p>2 .5R_21</text:p>
          </table:table-cell>
          <table:table-cell office:value-type="string" calcext:value-type="string">
            <text:p>2.5 R_22</text:p>
          </table:table-cell>
          <table:table-cell/>
          <table:table-cell office:value-type="string" calcext:value-type="string">
            <text:p>2.5 Gen_error conv</text:p>
          </table:table-cell>
          <table:table-cell office:value-type="string" calcext:value-type="string">
            <text:p>2.5 R_11</text:p>
          </table:table-cell>
          <table:table-cell office:value-type="string" calcext:value-type="string">
            <text:p>2 .5R_12</text:p>
          </table:table-cell>
          <table:table-cell office:value-type="string" calcext:value-type="string">
            <text:p>2 .5R_21</text:p>
          </table:table-cell>
          <table:table-cell office:value-type="string" calcext:value-type="string">
            <text:p>2.5 R_22</text:p>
          </table:table-cell>
          <table:table-cell/>
          <table:table-cell office:value-type="string" calcext:value-type="string">
            <text:p>3Gen_error Pleatue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  <table:table-cell/>
          <table:table-cell office:value-type="string" calcext:value-type="string">
            <text:p>3Gen_error Conv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  <table:table-cell/>
          <table:table-cell office:value-type="string" calcext:value-type="string">
            <text:p>4 gen_error pleatue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  <table:table-cell/>
          <table:table-cell office:value-type="string" calcext:value-type="string">
            <text:p>4 Gen_error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  <table:table-cell/>
          <table:table-cell office:value-type="string" calcext:value-type="string">
            <text:p>5 gen_pleatue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  <table:table-cell/>
          <table:table-cell office:value-type="string" calcext:value-type="string">
            <text:p>5 gen_con</text:p>
          </table:table-cell>
          <table:table-cell office:value-type="string" calcext:value-type="string">
            <text:p>R_11</text:p>
          </table:table-cell>
          <table:table-cell office:value-type="string" calcext:value-type="string">
            <text:p>R_12</text:p>
          </table:table-cell>
          <table:table-cell office:value-type="string" calcext:value-type="string">
            <text:p>R_21</text:p>
          </table:table-cell>
          <table:table-cell office:value-type="string" calcext:value-type="string">
            <text:p>R_22</text:p>
          </table:table-cell>
        </table:table-row>
        <table:table-row table:style-name="ro2">
          <table:table-cell office:value-type="float" office:value="0.1809" calcext:value-type="float">
            <text:p>0.1809</text:p>
          </table:table-cell>
          <table:table-cell/>
          <table:table-cell office:value-type="float" office:value="0.2038" calcext:value-type="float">
            <text:p>0.203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181" calcext:value-type="float">
            <text:p>0.3181</text:p>
          </table:table-cell>
          <table:table-cell/>
          <table:table-cell office:value-type="float" office:value="0.1034" calcext:value-type="float">
            <text:p>0.1034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float" office:value="0.272" calcext:value-type="float">
            <text:p>0.272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0876" calcext:value-type="float">
            <text:p>0.0876</text:p>
          </table:table-cell>
          <table:table-cell/>
          <table:table-cell office:value-type="float" office:value="0.071" calcext:value-type="float">
            <text:p>0.071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5646" calcext:value-type="float">
            <text:p>0.5646</text:p>
          </table:table-cell>
          <table:table-cell office:value-type="string" calcext:value-type="string">
            <text:p> 0.3498</text:p>
            <text:p/>
          </table:table-cell>
          <table:table-cell/>
          <table:table-cell office:value-type="float" office:value="0.2875" calcext:value-type="float">
            <text:p>0.2875</text:p>
          </table:table-cell>
          <table:table-cell office:value-type="float" office:value="0.0873" calcext:value-type="float">
            <text:p>0.0873</text:p>
          </table:table-cell>
          <table:table-cell/>
          <table:table-cell office:value-type="float" office:value="0.0916" calcext:value-type="float">
            <text:p>0.0916</text:p>
          </table:table-cell>
          <table:table-cell office:value-type="float" office:value="0.0877" calcext:value-type="float">
            <text:p>0.0877</text:p>
          </table:table-cell>
          <table:table-cell/>
          <table:table-cell office:value-type="float" office:value="0.0679" calcext:value-type="float">
            <text:p>0.067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3104" calcext:value-type="float">
            <text:p>0.3104</text:p>
          </table:table-cell>
          <table:table-cell/>
          <table:table-cell office:value-type="float" office:value="0.0587" calcext:value-type="float">
            <text:p>0.058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415" calcext:value-type="float">
            <text:p>0.5415</text:p>
          </table:table-cell>
          <table:table-cell/>
          <table:table-cell office:value-type="float" office:value="0.0589" calcext:value-type="float">
            <text:p>0.0589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5231" calcext:value-type="float">
            <text:p>0.5231</text:p>
          </table:table-cell>
          <table:table-cell/>
          <table:table-cell office:value-type="float" office:value="0.0584" calcext:value-type="float">
            <text:p>0.058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831" calcext:value-type="float">
            <text:p>0.5831</text:p>
          </table:table-cell>
          <table:table-cell/>
          <table:table-cell office:value-type="float" office:value="0.0583" calcext:value-type="float">
            <text:p>0.0583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6154" calcext:value-type="float">
            <text:p>0.6154</text:p>
          </table:table-cell>
          <table:table-cell/>
          <table:table-cell office:value-type="float" office:value="0.0648" calcext:value-type="float">
            <text:p>0.064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5307" calcext:value-type="float">
            <text:p>0.5307</text:p>
          </table:table-cell>
          <table:table-cell/>
          <table:table-cell table:style-name="ce2" office:value-type="float" office:value="0.00020265" calcext:value-type="float">
            <text:p>2.03E-0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024" calcext:value-type="float">
            <text:p>0.0024</text:p>
          </table:table-cell>
          <table:table-cell table:number-columns-repeated="12"/>
        </table:table-row>
        <table:table-row table:style-name="ro2">
          <table:table-cell office:value-type="float" office:value="0.1326" calcext:value-type="float">
            <text:p>0.1326</text:p>
          </table:table-cell>
          <table:table-cell/>
          <table:table-cell office:value-type="float" office:value="0.2801" calcext:value-type="float">
            <text:p>0.2801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065" calcext:value-type="float">
            <text:p>0.3065</text:p>
          </table:table-cell>
          <table:table-cell/>
          <table:table-cell office:value-type="float" office:value="0.0808" calcext:value-type="float">
            <text:p>0.0808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2929" calcext:value-type="float">
            <text:p>0.2929</text:p>
          </table:table-cell>
          <table:table-cell/>
          <table:table-cell office:value-type="float" office:value="0.3123" calcext:value-type="float">
            <text:p>0.3123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0.0979" calcext:value-type="float">
            <text:p>0.0979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452" calcext:value-type="float">
            <text:p>0.452</text:p>
          </table:table-cell>
          <table:table-cell/>
          <table:table-cell office:value-type="float" office:value="0.2643" calcext:value-type="float">
            <text:p>0.264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138" calcext:value-type="float">
            <text:p>0.1138</text:p>
          </table:table-cell>
          <table:table-cell/>
          <table:table-cell office:value-type="float" office:value="0.0616" calcext:value-type="float">
            <text:p>0.06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float" office:value="0.0664" calcext:value-type="float">
            <text:p>0.0664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4541" calcext:value-type="float">
            <text:p>0.4541</text:p>
          </table:table-cell>
          <table:table-cell/>
          <table:table-cell office:value-type="float" office:value="0.0648" calcext:value-type="float">
            <text:p>0.0648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4089" calcext:value-type="float">
            <text:p>0.4089</text:p>
          </table:table-cell>
          <table:table-cell/>
          <table:table-cell office:value-type="float" office:value="0.0544" calcext:value-type="float">
            <text:p>0.0544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5291" calcext:value-type="float">
            <text:p>0.5291</text:p>
          </table:table-cell>
          <table:table-cell/>
          <table:table-cell table:style-name="ce1" office:value-type="float" office:value="0.0542" calcext:value-type="float">
            <text:p>0.054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5317" calcext:value-type="float">
            <text:p>0.5317</text:p>
          </table:table-cell>
          <table:table-cell/>
          <table:table-cell office:value-type="string" calcext:value-type="string">
            <text:p>0.0731</text:p>
            <text:p/>
          </table:table-cell>
          <table:table-cell office:value-type="float" office:value="0.5401" calcext:value-type="float">
            <text:p>0.540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5007" calcext:value-type="float">
            <text:p>0.5007</text:p>
          </table:table-cell>
          <table:table-cell/>
          <table:table-cell office:value-type="float" office:value="0.0499" calcext:value-type="float">
            <text:p>0.0499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36" calcext:value-type="float">
            <text:p>0.636</text:p>
          </table:table-cell>
          <table:table-cell table:number-columns-repeated="12"/>
        </table:table-row>
        <table:table-row table:style-name="ro2">
          <table:table-cell office:value-type="float" office:value="0.1647" calcext:value-type="float">
            <text:p>0.1647</text:p>
          </table:table-cell>
          <table:table-cell/>
          <table:table-cell office:value-type="float" office:value="0.3519" calcext:value-type="float">
            <text:p>0.3519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131" calcext:value-type="float">
            <text:p>0.3131</text:p>
          </table:table-cell>
          <table:table-cell/>
          <table:table-cell office:value-type="float" office:value="0.1232" calcext:value-type="float">
            <text:p>0.1232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516" calcext:value-type="float">
            <text:p>0.4516</text:p>
          </table:table-cell>
          <table:table-cell/>
          <table:table-cell office:value-type="float" office:value="0.2757" calcext:value-type="float">
            <text:p>0.2757</text:p>
          </table:table-cell>
          <table:table-cell office:value-type="string" calcext:value-type="string">
            <text:p>0.1292</text:p>
            <text:p/>
          </table:table-cell>
          <table:table-cell office:value-type="string" calcext:value-type="string">
            <text:p>0.1292</text:p>
            <text:p/>
          </table:table-cell>
          <table:table-cell office:value-type="string" calcext:value-type="string">
            <text:p>0.1292</text:p>
            <text:p/>
          </table:table-cell>
          <table:table-cell office:value-type="float" office:value="0.1003" calcext:value-type="float">
            <text:p>0.1003</text:p>
          </table:table-cell>
          <table:table-cell/>
          <table:table-cell office:value-type="float" office:value="0.0725" calcext:value-type="float">
            <text:p>0.0725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166" calcext:value-type="float">
            <text:p>0.5166</text:p>
          </table:table-cell>
          <table:table-cell/>
          <table:table-cell office:value-type="float" office:value="0.0933" calcext:value-type="float">
            <text:p>0.093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275" calcext:value-type="float">
            <text:p>0.4275</text:p>
          </table:table-cell>
          <table:table-cell/>
          <table:table-cell office:value-type="float" office:value="0.0646" calcext:value-type="float">
            <text:p>0.0646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5656" calcext:value-type="float">
            <text:p>0.5656</text:p>
          </table:table-cell>
          <table:table-cell/>
          <table:table-cell office:value-type="float" office:value="0.1111" calcext:value-type="float">
            <text:p>0.1111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82" calcext:value-type="float">
            <text:p>0.3882</text:p>
          </table:table-cell>
          <table:table-cell/>
          <table:table-cell office:value-type="float" office:value="0.0645" calcext:value-type="float">
            <text:p>0.0645</text:p>
          </table:table-cell>
          <table:table-cell office:value-type="string" calcext:value-type="string">
            <text:p>0.4005</text:p>
            <text:p/>
          </table:table-cell>
          <table:table-cell office:value-type="float" office:value="0.5436" calcext:value-type="float">
            <text:p>0.5436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4793" calcext:value-type="float">
            <text:p>0.4793</text:p>
          </table:table-cell>
          <table:table-cell/>
          <table:table-cell office:value-type="float" office:value="0.0613" calcext:value-type="float">
            <text:p>0.061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3743" calcext:value-type="float">
            <text:p>0.3743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305" calcext:value-type="float">
            <text:p>0.305</text:p>
          </table:table-cell>
          <table:table-cell/>
          <table:table-cell office:value-type="float" office:value="0.0728" calcext:value-type="float">
            <text:p>0.0728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5205" calcext:value-type="float">
            <text:p>0.5205</text:p>
          </table:table-cell>
          <table:table-cell/>
          <table:table-cell table:style-name="ce2" office:value-type="float" office:value="0.000052606" calcext:value-type="float">
            <text:p>5.26E-05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0.0016" calcext:value-type="float">
            <text:p>1.60E-03</text:p>
          </table:table-cell>
          <table:table-cell office:value-type="float" office:value="0.9996" calcext:value-type="float">
            <text:p>0.9996</text:p>
          </table:table-cell>
          <table:table-cell table:number-columns-repeated="12"/>
        </table:table-row>
        <table:table-row table:style-name="ro2">
          <table:table-cell office:value-type="float" office:value="0.2419" calcext:value-type="float">
            <text:p>0.2419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13" calcext:value-type="float">
            <text:p>0.113</text:p>
          </table:table-cell>
          <table:table-cell office:value-type="string" calcext:value-type="string">
            <text:p>0.2470</text:p>
            <text:p/>
          </table:table-cell>
          <table:table-cell office:value-type="float" office:value="0.4723" calcext:value-type="float">
            <text:p>0.47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64" calcext:value-type="float">
            <text:p>0.4264</text:p>
          </table:table-cell>
          <table:table-cell/>
          <table:table-cell office:value-type="float" office:value="0.3157" calcext:value-type="float">
            <text:p>0.31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0747" calcext:value-type="float">
            <text:p>0.0747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4182" calcext:value-type="float">
            <text:p>0.4182</text:p>
          </table:table-cell>
          <table:table-cell/>
          <table:table-cell office:value-type="float" office:value="0.0604" calcext:value-type="float">
            <text:p>0.060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5071" calcext:value-type="float">
            <text:p>0.5071</text:p>
          </table:table-cell>
          <table:table-cell/>
          <table:table-cell office:value-type="float" office:value="0.0613" calcext:value-type="float">
            <text:p>0.0613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0.4679</text:p>
            <text:p/>
          </table:table-cell>
          <table:table-cell office:value-type="float" office:value="0.4982" calcext:value-type="float">
            <text:p>0.4982</text:p>
          </table:table-cell>
          <table:table-cell/>
          <table:table-cell office:value-type="float" office:value="0.0666" calcext:value-type="float">
            <text:p>0.0666</text:p>
          </table:table-cell>
          <table:table-cell office:value-type="string" calcext:value-type="string">
            <text:p>0.4430</text:p>
            <text:p/>
          </table:table-cell>
          <table:table-cell office:value-type="float" office:value="0.5054" calcext:value-type="float">
            <text:p>0.5054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0.0633" calcext:value-type="float">
            <text:p>0.06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3723" calcext:value-type="float">
            <text:p>0.3723</text:p>
          </table:table-cell>
          <table:table-cell/>
          <table:table-cell office:value-type="float" office:value="0.0595" calcext:value-type="float">
            <text:p>0.0595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24" calcext:value-type="float">
            <text:p>0.524</text:p>
          </table:table-cell>
          <table:table-cell/>
          <table:table-cell office:value-type="float" office:value="0.0562" calcext:value-type="float">
            <text:p>0.056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5647" calcext:value-type="float">
            <text:p>0.5647</text:p>
          </table:table-cell>
          <table:table-cell/>
          <table:table-cell office:value-type="float" office:value="0.0533" calcext:value-type="float">
            <text:p>0.0533</text:p>
          </table:table-cell>
          <table:table-cell office:value-type="float" office:value="0.487" calcext:value-type="float">
            <text:p>0.48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183" calcext:value-type="float">
            <text:p>0.5183</text:p>
          </table:table-cell>
          <table:table-cell/>
          <table:table-cell office:value-type="float" office:value="0.0555" calcext:value-type="float">
            <text:p>0.0555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6022" calcext:value-type="float">
            <text:p>0.6022</text:p>
          </table:table-cell>
          <table:table-cell table:number-columns-repeated="12"/>
        </table:table-row>
        <table:table-row table:style-name="ro2">
          <table:table-cell office:value-type="float" office:value="0.1981" calcext:value-type="float">
            <text:p>0.1981</text:p>
          </table:table-cell>
          <table:table-cell/>
          <table:table-cell office:value-type="float" office:value="0.1904" calcext:value-type="float">
            <text:p>0.1904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2515" calcext:value-type="float">
            <text:p>0.2515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383" calcext:value-type="float">
            <text:p>0.4383</text:p>
          </table:table-cell>
          <table:table-cell/>
          <table:table-cell office:value-type="float" office:value="0.2707" calcext:value-type="float">
            <text:p>0.2707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192" calcext:value-type="float">
            <text:p>0.1192</text:p>
          </table:table-cell>
          <table:table-cell/>
          <table:table-cell office:value-type="float" office:value="0.0781" calcext:value-type="float">
            <text:p>0.0781</text:p>
          </table:table-cell>
          <table:table-cell office:value-type="float" office:value="0.378" calcext:value-type="float">
            <text:p>0.378</text:p>
          </table:table-cell>
          <table:table-cell office:value-type="float" office:value="0.649" calcext:value-type="float">
            <text:p>0.649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2269" calcext:value-type="float">
            <text:p>0.2269</text:p>
          </table:table-cell>
          <table:table-cell/>
          <table:table-cell office:value-type="string" calcext:value-type="string">
            <text:p/>
            <text:p>    0.1133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4136" calcext:value-type="float">
            <text:p>0.4136</text:p>
          </table:table-cell>
          <table:table-cell/>
          <table:table-cell office:value-type="float" office:value="0.0572" calcext:value-type="float">
            <text:p>0.0572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6846" calcext:value-type="float">
            <text:p>0.6846</text:p>
          </table:table-cell>
          <table:table-cell/>
          <table:table-cell office:value-type="float" office:value="0.0607" calcext:value-type="float">
            <text:p>0.0607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5276" calcext:value-type="float">
            <text:p>0.5276</text:p>
          </table:table-cell>
          <table:table-cell/>
          <table:table-cell office:value-type="float" office:value="0.0588" calcext:value-type="float">
            <text:p>0.0588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0631" calcext:value-type="float">
            <text:p>0.0631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5469" calcext:value-type="float">
            <text:p>0.5469</text:p>
          </table:table-cell>
          <table:table-cell/>
          <table:table-cell office:value-type="float" office:value="0.0581" calcext:value-type="float">
            <text:p>0.0581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5557" calcext:value-type="float">
            <text:p>0.5557</text:p>
          </table:table-cell>
          <table:table-cell office:value-type="string" calcext:value-type="string">
            <text:p>0.4875</text:p>
            <text:p/>
          </table:table-cell>
          <table:table-cell/>
          <table:table-cell office:value-type="float" office:value="0.0568" calcext:value-type="float">
            <text:p>0.056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6246" calcext:value-type="float">
            <text:p>0.6246</text:p>
          </table:table-cell>
          <table:table-cell/>
          <table:table-cell table:style-name="ce2" office:value-type="float" office:value="0.0001046" calcext:value-type="float">
            <text:p>1.05E-04</text:p>
          </table:table-cell>
          <table:table-cell office:value-type="float" office:value="0.9996" calcext:value-type="float">
            <text:p>0.9996</text:p>
          </table:table-cell>
          <table:table-cell table:style-name="ce2" office:value-type="float" office:value="0.0000029027" calcext:value-type="float">
            <text:p>2.90E-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96" calcext:value-type="float">
            <text:p>0.9996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/>
            <text:p/>
            <text:p>         0.1414</text:p>
          </table:table-cell>
          <table:table-cell/>
          <table:table-cell office:value-type="float" office:value="0.328" calcext:value-type="float">
            <text:p>0.328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float" office:value="0.0856" calcext:value-type="float">
            <text:p>0.0856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62" calcext:value-type="float">
            <text:p>0.5662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3034" calcext:value-type="float">
            <text:p>0.3034</text:p>
          </table:table-cell>
          <table:table-cell/>
          <table:table-cell office:value-type="string" calcext:value-type="string">
            <text:p/>
            <text:p>    0.330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29" calcext:value-type="float">
            <text:p>0.0229</text:p>
          </table:table-cell>
          <table:table-cell/>
          <table:table-cell office:value-type="float" office:value="0.0828" calcext:value-type="float">
            <text:p>0.0828</text:p>
          </table:table-cell>
          <table:table-cell office:value-type="float" office:value="0.4694" calcext:value-type="float">
            <text:p>0.4694</text:p>
          </table:table-cell>
          <table:table-cell table:number-columns-repeated="2" office:value-type="float" office:value="0.5184" calcext:value-type="float">
            <text:p>0.5184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float" office:value="0.0877" calcext:value-type="float">
            <text:p>0.0877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3468" calcext:value-type="float">
            <text:p>0.3468</text:p>
          </table:table-cell>
          <table:table-cell/>
          <table:table-cell office:value-type="float" office:value="0.0674" calcext:value-type="float">
            <text:p>0.0674</text:p>
          </table:table-cell>
          <table:table-cell office:value-type="float" office:value="0.428" calcext:value-type="float">
            <text:p>0.428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3314" calcext:value-type="float">
            <text:p>0.3314</text:p>
          </table:table-cell>
          <table:table-cell/>
          <table:table-cell office:value-type="float" office:value="0.0654" calcext:value-type="float">
            <text:p>0.0654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float" office:value="0.0648" calcext:value-type="float">
            <text:p>0.0648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4423" calcext:value-type="float">
            <text:p>0.4423</text:p>
          </table:table-cell>
          <table:table-cell/>
          <table:table-cell office:value-type="float" office:value="0.0538" calcext:value-type="float">
            <text:p>0.0538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5475" calcext:value-type="float">
            <text:p>0.5475</text:p>
          </table:table-cell>
          <table:table-cell/>
          <table:table-cell office:value-type="float" office:value="0.0546" calcext:value-type="float">
            <text:p>0.054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5376" calcext:value-type="float">
            <text:p>0.5376</text:p>
          </table:table-cell>
          <table:table-cell/>
          <table:table-cell office:value-type="float" office:value="0.087" calcext:value-type="float">
            <text:p>0.08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451" calcext:value-type="float">
            <text:p>0.451</text:p>
          </table:table-cell>
          <table:table-cell/>
          <table:table-cell table:style-name="ce2" office:value-type="float" office:value="0.000157" calcext:value-type="float">
            <text:p>1.57E-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9979" calcext:value-type="float">
            <text:p>0.9979</text:p>
          </table:table-cell>
          <table:table-cell table:number-columns-repeated="12"/>
        </table:table-row>
        <table:table-row table:style-name="ro4">
          <table:table-cell office:value-type="float" office:value="0.2191" calcext:value-type="float">
            <text:p>0.2191</text:p>
          </table:table-cell>
          <table:table-cell/>
          <table:table-cell office:value-type="string" calcext:value-type="string">
            <text:p>0.2049</text:p>
            <text:p/>
          </table:table-cell>
          <table:table-cell office:value-type="float" office:value="0.201" calcext:value-type="float">
            <text:p>0.2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397" calcext:value-type="float">
            <text:p>0.1397</text:p>
          </table:table-cell>
          <table:table-cell/>
          <table:table-cell office:value-type="float" office:value="0.0861" calcext:value-type="float">
            <text:p>0.0861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3403" calcext:value-type="float">
            <text:p>0.3403</text:p>
          </table:table-cell>
          <table:table-cell/>
          <table:table-cell office:value-type="float" office:value="0.3266" calcext:value-type="float">
            <text:p>0.3266</text:p>
          </table:table-cell>
          <table:table-cell office:value-type="string" calcext:value-type="string">
            <text:p/>
            <text:p>    0.0243</text:p>
            <text:p/>
          </table:table-cell>
          <table:table-cell office:value-type="string" calcext:value-type="string">
            <text:p/>
            <text:p>    0.0243</text:p>
            <text:p/>
          </table:table-cell>
          <table:table-cell office:value-type="float" office:value="0.0256" calcext:value-type="float">
            <text:p>0.0256</text:p>
          </table:table-cell>
          <table:table-cell office:value-type="float" office:value="0.0281" calcext:value-type="float">
            <text:p>0.0281</text:p>
          </table:table-cell>
          <table:table-cell/>
          <table:table-cell office:value-type="float" office:value="0.0729" calcext:value-type="float">
            <text:p>0.0729</text:p>
          </table:table-cell>
          <table:table-cell office:value-type="string" calcext:value-type="string">
            <text:p> 0.4558</text:p>
            <text:p/>
          </table:table-cell>
          <table:table-cell office:value-type="float" office:value="0.4861" calcext:value-type="float">
            <text:p>0.4861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5598" calcext:value-type="float">
            <text:p>0.5598</text:p>
          </table:table-cell>
          <table:table-cell/>
          <table:table-cell office:value-type="float" office:value="0.1152" calcext:value-type="float">
            <text:p>0.1152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4245" calcext:value-type="float">
            <text:p>0.4245</text:p>
          </table:table-cell>
          <table:table-cell/>
          <table:table-cell office:value-type="float" office:value="0.0564" calcext:value-type="float">
            <text:p>0.0564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27" calcext:value-type="float">
            <text:p>0.5127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float" office:value="0.0567" calcext:value-type="float">
            <text:p>0.05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5009" calcext:value-type="float">
            <text:p>0.5009</text:p>
          </table:table-cell>
          <table:table-cell/>
          <table:table-cell office:value-type="float" office:value="0.0566" calcext:value-type="float">
            <text:p>0.0566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5313" calcext:value-type="float">
            <text:p>0.5313</text:p>
          </table:table-cell>
          <table:table-cell/>
          <table:table-cell office:value-type="float" office:value="0.0594" calcext:value-type="float">
            <text:p>0.0594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4418" calcext:value-type="float">
            <text:p>0.4418</text:p>
          </table:table-cell>
          <table:table-cell/>
          <table:table-cell office:value-type="float" office:value="0.0286" calcext:value-type="float">
            <text:p>0.0286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1432" calcext:value-type="float">
            <text:p>0.1432</text:p>
          </table:table-cell>
          <table:table-cell table:number-columns-repeated="12"/>
        </table:table-row>
        <table:table-row table:style-name="ro2">
          <table:table-cell office:value-type="float" office:value="0.2356" calcext:value-type="float">
            <text:p>0.2356</text:p>
          </table:table-cell>
          <table:table-cell/>
          <table:table-cell office:value-type="float" office:value="0.2534" calcext:value-type="float">
            <text:p>0.2534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221" calcext:value-type="float">
            <text:p>0.2221</text:p>
          </table:table-cell>
          <table:table-cell office:value-type="string" calcext:value-type="string">
            <text:p>0.1952</text:p>
            <text:p/>
          </table:table-cell>
          <table:table-cell/>
          <table:table-cell office:value-type="float" office:value="0.1075" calcext:value-type="float">
            <text:p>0.107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428" calcext:value-type="float">
            <text:p>0.428</text:p>
          </table:table-cell>
          <table:table-cell/>
          <table:table-cell office:value-type="float" office:value="0.3233" calcext:value-type="float">
            <text:p>0.3233</text:p>
          </table:table-cell>
          <table:table-cell table:number-columns-repeated="2" office:value-type="float" office:value="0.0298" calcext:value-type="float">
            <text:p>0.02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1" calcext:value-type="float">
            <text:p>0.0171</text:p>
          </table:table-cell>
          <table:table-cell/>
          <table:table-cell office:value-type="float" office:value="0.0771" calcext:value-type="float">
            <text:p>0.0771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432" calcext:value-type="float">
            <text:p>0.432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696" calcext:value-type="float">
            <text:p>0.4696</text:p>
          </table:table-cell>
          <table:table-cell/>
          <table:table-cell office:value-type="float" office:value="0.0801" calcext:value-type="float">
            <text:p>0.0801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403" calcext:value-type="float">
            <text:p>0.4403</text:p>
          </table:table-cell>
          <table:table-cell office:value-type="string" calcext:value-type="string">
            <text:p> 0.4506</text:p>
            <text:p/>
          </table:table-cell>
          <table:table-cell/>
          <table:table-cell office:value-type="float" office:value="0.0682" calcext:value-type="float">
            <text:p>0.0682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676" calcext:value-type="float">
            <text:p>0.4676</text:p>
          </table:table-cell>
          <table:table-cell/>
          <table:table-cell office:value-type="float" office:value="0.0834" calcext:value-type="float">
            <text:p>0.0834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935" calcext:value-type="float">
            <text:p>0.3935</text:p>
          </table:table-cell>
          <table:table-cell/>
          <table:table-cell office:value-type="float" office:value="0.0648" calcext:value-type="float">
            <text:p>0.0648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5708" calcext:value-type="float">
            <text:p>0.5708</text:p>
          </table:table-cell>
          <table:table-cell office:value-type="float" office:value="0.4505" calcext:value-type="float">
            <text:p>0.4505</text:p>
          </table:table-cell>
          <table:table-cell/>
          <table:table-cell office:value-type="float" office:value="0.0569" calcext:value-type="float">
            <text:p>0.0569</text:p>
          </table:table-cell>
          <table:table-cell office:value-type="float" office:value="0.5573" calcext:value-type="float">
            <text:p>0.5573</text:p>
          </table:table-cell>
          <table:table-cell office:value-type="string" calcext:value-type="string">
            <text:p>0.4512</text:p>
            <text:p/>
          </table:table-cell>
          <table:table-cell office:value-type="float" office:value="0.4224" calcext:value-type="float">
            <text:p>0.4224</text:p>
          </table:table-cell>
          <table:table-cell office:value-type="float" office:value="0.5557" calcext:value-type="float">
            <text:p>0.5557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6" calcext:value-type="float">
            <text:p>0.5796</text:p>
          </table:table-cell>
          <table:table-cell/>
          <table:table-cell office:value-type="float" office:value="0.0579" calcext:value-type="float">
            <text:p>0.0579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5992" calcext:value-type="float">
            <text:p>0.5992</text:p>
          </table:table-cell>
          <table:table-cell/>
          <table:table-cell table:style-name="ce2" office:value-type="float" office:value="0.00023102" calcext:value-type="float">
            <text:p>2.31E-04</text:p>
          </table:table-cell>
          <table:table-cell office:value-type="float" office:value="0.9992" calcext:value-type="float">
            <text:p>0.9992</text:p>
          </table:table-cell>
          <table:table-cell table:style-name="ce2" office:value-type="float" office:value="0.00038681" calcext:value-type="float">
            <text:p>3.87E-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992" calcext:value-type="float">
            <text:p>0.9992</text:p>
          </table:table-cell>
          <table:table-cell table:number-columns-repeated="12"/>
        </table:table-row>
        <table:table-row table:style-name="ro5">
          <table:table-cell office:value-type="float" office:value="0.2734" calcext:value-type="float">
            <text:p>0.2734</text:p>
          </table:table-cell>
          <table:table-cell/>
          <table:table-cell office:value-type="float" office:value="0.0962" calcext:value-type="float">
            <text:p>0.0962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1092" calcext:value-type="float">
            <text:p>0.1092</text:p>
          </table:table-cell>
          <table:table-cell/>
          <table:table-cell office:value-type="float" office:value="0.1149" calcext:value-type="float">
            <text:p>0.1149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3731" calcext:value-type="float">
            <text:p>0.3731</text:p>
          </table:table-cell>
          <table:table-cell/>
          <table:table-cell office:value-type="float" office:value="0.3343" calcext:value-type="float">
            <text:p>0.334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6" calcext:value-type="float">
            <text:p>0.0116</text:p>
          </table:table-cell>
          <table:table-cell/>
          <table:table-cell office:value-type="float" office:value="0.0978" calcext:value-type="float">
            <text:p>0.0978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401" calcext:value-type="float">
            <text:p>0.4401</text:p>
          </table:table-cell>
          <table:table-cell/>
          <table:table-cell office:value-type="float" office:value="0.0827" calcext:value-type="float">
            <text:p>0.0827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4366" calcext:value-type="float">
            <text:p>0.4366</text:p>
          </table:table-cell>
          <table:table-cell/>
          <table:table-cell office:value-type="float" office:value="0.0676" calcext:value-type="float">
            <text:p>0.0676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3921" calcext:value-type="float">
            <text:p>0.3921</text:p>
          </table:table-cell>
          <table:table-cell/>
          <table:table-cell office:value-type="float" office:value="0.0593" calcext:value-type="float">
            <text:p>0.0593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5182" calcext:value-type="float">
            <text:p>0.5182</text:p>
          </table:table-cell>
          <table:table-cell/>
          <table:table-cell office:value-type="float" office:value="0.0578" calcext:value-type="float">
            <text:p>0.0578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52" calcext:value-type="float">
            <text:p>0.4952</text:p>
          </table:table-cell>
          <table:table-cell office:value-type="string" calcext:value-type="string">
            <text:p>0.4905</text:p>
            <text:p/>
            <text:p/>
          </table:table-cell>
          <table:table-cell office:value-type="float" office:value="0.5257" calcext:value-type="float">
            <text:p>0.5257</text:p>
          </table:table-cell>
          <table:table-cell/>
          <table:table-cell office:value-type="float" office:value="0.0626" calcext:value-type="float">
            <text:p>0.062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0.7346" calcext:value-type="float">
            <text:p>0.7346</text:p>
          </table:table-cell>
          <table:table-cell office:value-type="string" calcext:value-type="string">
            <text:p>0.2215</text:p>
            <text:p/>
          </table:table-cell>
          <table:table-cell office:value-type="float" office:value="0.3933" calcext:value-type="float">
            <text:p>0.3933</text:p>
          </table:table-cell>
          <table:table-cell office:value-type="float" office:value="0.6423" calcext:value-type="float">
            <text:p>0.6423</text:p>
          </table:table-cell>
          <table:table-cell/>
          <table:table-cell office:value-type="float" office:value="0.0532" calcext:value-type="float">
            <text:p>0.0532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027" calcext:value-type="float">
            <text:p>0.4027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0135" calcext:value-type="float">
            <text:p>0.0135</text:p>
          </table:table-cell>
          <table:table-cell table:number-columns-repeated="12"/>
        </table:table-row>
        <table:table-row table:style-name="ro2">
          <table:table-cell office:value-type="float" office:value="0.2592" calcext:value-type="float">
            <text:p>0.2592</text:p>
          </table:table-cell>
          <table:table-cell/>
          <table:table-cell office:value-type="float" office:value="0.1089" calcext:value-type="float">
            <text:p>0.1089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856" calcext:value-type="float">
            <text:p>0.1856</text:p>
          </table:table-cell>
          <table:table-cell/>
          <table:table-cell office:value-type="float" office:value="0.1184" calcext:value-type="float">
            <text:p>0.1184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234" calcext:value-type="float">
            <text:p>0.5234</text:p>
          </table:table-cell>
          <table:table-cell/>
          <table:table-cell office:value-type="float" office:value="0.2998" calcext:value-type="float">
            <text:p>0.2998</text:p>
          </table:table-cell>
          <table:table-cell office:value-type="string" calcext:value-type="string">
            <text:p>0.0622</text:p>
            <text:p/>
          </table:table-cell>
          <table:table-cell office:value-type="float" office:value="0.0529" calcext:value-type="float">
            <text:p>0.052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 0.0849</text:p>
            <text:p/>
          </table:table-cell>
          <table:table-cell office:value-type="float" office:value="0.4414" calcext:value-type="float">
            <text:p>0.44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976" calcext:value-type="float">
            <text:p>0.5976</text:p>
          </table:table-cell>
          <table:table-cell/>
          <table:table-cell office:value-type="float" office:value="0.0975" calcext:value-type="float">
            <text:p>0.09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39" calcext:value-type="float">
            <text:p>0.4639</text:p>
          </table:table-cell>
          <table:table-cell office:value-type="string" calcext:value-type="string">
            <text:p>0.3785</text:p>
            <text:p/>
          </table:table-cell>
          <table:table-cell office:value-type="string" calcext:value-type="string">
            <text:p>0.4258</text:p>
            <text:p/>
          </table:table-cell>
          <table:table-cell/>
          <table:table-cell office:value-type="float" office:value="0.0626" calcext:value-type="float">
            <text:p>0.0626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613" calcext:value-type="float">
            <text:p>0.4613</text:p>
          </table:table-cell>
          <table:table-cell/>
          <table:table-cell office:value-type="float" office:value="0.0644" calcext:value-type="float">
            <text:p>0.0644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678" calcext:value-type="float">
            <text:p>0.4678</text:p>
          </table:table-cell>
          <table:table-cell/>
          <table:table-cell office:value-type="float" office:value="0.0586" calcext:value-type="float">
            <text:p>0.0586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4144" calcext:value-type="float">
            <text:p>0.4144</text:p>
          </table:table-cell>
          <table:table-cell/>
          <table:table-cell office:value-type="float" office:value="0.0622" calcext:value-type="float">
            <text:p>0.0622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4535" calcext:value-type="float">
            <text:p>0.4535</text:p>
          </table:table-cell>
          <table:table-cell/>
          <table:table-cell office:value-type="float" office:value="0.0598" calcext:value-type="float">
            <text:p>0.0598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559" calcext:value-type="float">
            <text:p>0.4559</text:p>
          </table:table-cell>
          <table:table-cell/>
          <table:table-cell office:value-type="float" office:value="0.0511" calcext:value-type="float">
            <text:p>0.0511</text:p>
          </table:table-cell>
          <table:table-cell office:value-type="float" office:value="0.65" calcext:value-type="float">
            <text:p>0.65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3" calcext:value-type="float">
            <text:p>0.43</text:p>
          </table:table-cell>
          <table:table-cell office:value-type="float" office:value="0.6336" calcext:value-type="float">
            <text:p>0.6336</text:p>
          </table:table-cell>
          <table:table-cell/>
          <table:table-cell office:value-type="float" office:value="0.0443" calcext:value-type="float">
            <text:p>0.0443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7177" calcext:value-type="float">
            <text:p>0.71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7:47:08.816572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3:29:37.963308687</meta:creation-date>
    <dc:date>2020-08-06T22:55:03.946163403</dc:date>
    <meta:editing-duration>P2DT5H18M57S</meta:editing-duration>
    <meta:editing-cycles>171</meta:editing-cycles>
    <meta:generator>LibreOffice/6.4.4.2$Linux_X86_64 LibreOffice_project/40$Build-2</meta:generator>
    <meta:document-statistic meta:table-count="1" meta:cell-count="670" meta:object-count="0"/>
  </office:meta>
</office:document-meta>
</file>